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0.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18.7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66ff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99ffff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3399ff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99ff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99ff33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0066ff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#99ff3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66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6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" table:default-cell-style-name="ce2"/>
        <table:table-column table:style-name="co2" table:default-cell-style-name="ce7"/>
        <table:table-column table:style-name="co2" table:default-cell-style-name="ce8"/>
        <table:table-column table:style-name="co2" table:default-cell-style-name="ce9"/>
        <table:table-column table:style-name="co2" table:default-cell-style-name="ce10"/>
        <table:table-column table:style-name="co2" table:number-columns-repeated="3" table:default-cell-style-name="ce11"/>
        <table:table-column table:style-name="co2" table:number-columns-repeated="2" table:default-cell-style-name="ce12"/>
        <table:table-column table:style-name="co2" table:default-cell-style-name="ce2"/>
        <table:table-column table:style-name="co2" table:default-cell-style-name="ce13"/>
        <table:table-column table:style-name="co2" table:number-columns-repeated="13" table:default-cell-style-name="ce2"/>
        <table:table-column table:style-name="co3" table:default-cell-style-name="ce16"/>
        <table:table-column table:style-name="co4" table:number-columns-repeated="9" table:default-cell-style-name="ce2"/>
        <table:table-column table:style-name="co4" table:default-cell-style-name="ce11"/>
        <table:table-column table:style-name="co4" table:number-columns-repeated="3" table:default-cell-style-name="ce3"/>
        <table:table-column table:style-name="co4" table:default-cell-style-name="ce10"/>
        <table:table-column table:style-name="co4" table:number-columns-repeated="3" table:default-cell-style-name="ce11"/>
        <table:table-column table:style-name="co4" table:number-columns-repeated="2" table:default-cell-style-name="ce12"/>
        <table:table-column table:style-name="co4" table:default-cell-style-name="ce2"/>
        <table:table-column table:style-name="co4" table:default-cell-style-name="ce13"/>
        <table:table-column table:style-name="co4" table:number-columns-repeated="11" table:default-cell-style-name="ce2"/>
        <table:table-column table:style-name="co5" table:default-cell-style-name="ce26"/>
        <table:table-column table:style-name="co2" table:number-columns-repeated="2" table:default-cell-style-name="ce2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9" office:value-type="float" office:value="43" calcext:value-type="float">
            <text:p>43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46" calcext:value-type="float">
            <text:p>46</text:p>
          </table:table-cell>
          <table:table-cell table:style-name="ce23" office:value-type="float" office:value="47" calcext:value-type="float">
            <text:p>47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50" calcext:value-type="float">
            <text:p>5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X</text:p>
          </table:table-cell>
          <table:table-cell table:number-columns-repeated="3"/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number-columns-repeated="26"/>
          <table:table-cell office:value-type="string" calcext:value-type="string">
            <text:p>P</text:p>
          </table:table-cell>
          <table:table-cell table:style-name="ce22"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X</text:p>
          </table:table-cell>
          <table:table-cell table:number-columns-repeated="3"/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"/>
          <table:table-cell table:style-name="ce21"/>
          <table:table-cell table:style-name="ce9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6"/>
          <table:table-cell table:style-name="ce21"/>
          <table:table-cell table:style-name="ce9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"/>
          <table:table-cell table:style-name="ce21"/>
          <table:table-cell table:style-name="ce9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3"/>
          <table:table-cell table:style-name="ce18" table:number-columns-repeated="2"/>
          <table:table-cell/>
          <table:table-cell table:style-name="ce21"/>
          <table:table-cell table:style-name="ce9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3"/>
          <table:table-cell table:style-name="ce15" table:number-columns-repeated="2"/>
          <table:table-cell/>
          <table:table-cell table:style-name="ce21"/>
          <table:table-cell table:style-name="ce9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"/>
          <table:table-cell table:style-name="ce21"/>
          <table:table-cell table:style-name="ce9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"/>
          <table:table-cell table:style-name="ce21"/>
          <table:table-cell table:style-name="ce9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"/>
          <table:table-cell table:style-name="ce21"/>
          <table:table-cell table:style-name="ce9" table:number-columns-repeated="2"/>
          <table:table-cell table:number-columns-repeated="22"/>
        </table:table-row>
        <table:table-row table:style-name="ro1">
          <table:table-cell table:number-columns-repeated="35"/>
          <table:table-cell office:value-type="string" calcext:value-type="string">
            <text:p>BO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5"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5"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5"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5"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5"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1"/>
        </table:table-row>
        <table:table-row table:style-name="ro1">
          <table:table-cell table:number-columns-repeated="15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7"/>
          <table:table-cell office:value-type="string" calcext:value-type="string">
            <text:p>CH0</text:p>
          </table:table-cell>
          <table:table-cell table:number-columns-repeated="9"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office:value-type="string" calcext:value-type="string">
            <text:p>CH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office:value-type="string" calcext:value-type="string">
            <text:p>CH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office:value-type="string" calcext:value-type="string">
            <text:p>CH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office:value-type="string" calcext:value-type="string">
            <text:p>CH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office:value-type="string" calcext:value-type="string">
            <text:p>CH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office:value-type="string" calcext:value-type="string">
            <text:p>CH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office:value-type="string" calcext:value-type="string">
            <text:p>CH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office:value-type="string" calcext:value-type="string">
            <text:p>CH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office:value-type="string" calcext:value-type="string">
            <text:p>CH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4">
          <table:table-cell table:number-columns-repeated="71"/>
        </table:table-row>
        <table:table-row table:style-name="ro1">
          <table:table-cell table:number-columns-repeated="27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table:number-columns-repeated="28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</text:p>
          </table:table-cell>
          <table:table-cell table:number-columns-repeated="37"/>
        </table:table-row>
        <table:table-row table:style-name="ro1">
          <table:table-cell table:number-columns-repeated="2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480">
          <table:table-cell table:number-columns-repeated="71"/>
        </table:table-row>
        <table:table-row table:style-name="ro1"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0/00/0000</text:date>, <text:time style:data-style-name="N2" text:time-value="10:02:09.145742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8T12:58:59.402831429</meta:creation-date>
    <dc:date>2015-07-19T20:46:39.338157240</dc:date>
    <meta:editing-duration>PT15H7M11S</meta:editing-duration>
    <meta:editing-cycles>98</meta:editing-cycles>
    <meta:generator>LibreOffice/4.4.2.2$Linux_X86_64 LibreOffice_project/40m0$Build-2</meta:generator>
    <meta:document-statistic meta:table-count="1" meta:cell-count="4905" meta:object-count="0"/>
  </office:meta>
</office:document-meta>
</file>